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Liberation Sans2" svg:font-family="'Liberation Sans'" style:font-adornments="Regular" style:font-family-generic="swiss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" fo:font-size="36pt" fo:font-style="normal" style:font-size-asian="36pt" style:font-style-asian="normal" style:font-name-complex="Nachlieli CLM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style:writing-mode="rl-tb"/>
      <style:text-properties fo:font-size="48pt" style:font-size-asian="48pt" style:font-size-complex="48pt"/>
    </style:style>
    <style:style style:name="P17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rl-tb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style:writing-mode="rl-tb"/>
    </style:style>
    <style:style style:name="P22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1" fo:font-size="54pt" style:font-size-asian="54pt" style:font-name-complex="Liberation Sans1" style:font-size-complex="54pt"/>
    </style:style>
    <style:style style:name="T8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9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style:font-name="Liberation Sans2" fo:font-size="40pt" style:font-name-asian="Liberation Sans2" style:font-size-asian="40pt" style:font-name-complex="Liberation Sans2" style:font-size-complex="40pt"/>
    </style:style>
    <style:style style:name="T11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" style:family="text">
      <style:text-properties fo:color="#990066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3" style:family="text">
      <style:text-properties fo:color="#ff33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4" style:family="text">
      <style:text-properties fo:color="#009900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5" style:family="text">
      <style:text-properties fo:color="#009900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6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7" style:family="text">
      <style:text-properties style:use-window-font-color="true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8" style:family="text"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9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0" style:family="text">
      <style:text-properties style:use-window-font-color="true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1" style:family="text">
      <style:text-properties style:use-window-font-color="true" style:font-name="Liberation Sans2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22" style:family="text">
      <style:text-properties style:use-window-font-color="true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23" style:family="text">
      <style:text-properties fo:color="#000000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24" style:family="text">
      <style:text-properties fo:color="#000000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25" style:family="text">
      <style:text-properties fo:color="#000000" style:font-name="Liberation Sans2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26" style:family="text">
      <style:text-properties fo:color="#000000" style:font-name="Liberation Sans1" fo:font-size="36pt" fo:font-style="normal" style:font-name-asian="Liberation Sans2" style:font-size-asian="36pt" style:font-style-asian="normal" style:font-name-complex="Liberation Sans1" style:font-size-complex="36pt" style:font-style-complex="normal"/>
    </style:style>
    <style:style style:name="T27" style:family="text">
      <style:text-properties fo:color="#0000ff" style:font-name="Liberation Sans1" fo:font-size="36pt" fo:font-style="normal" style:font-name-asian="Liberation Sans2" style:font-size-asian="36pt" style:font-style-asian="normal" style:font-name-complex="Liberation Sans1" style:font-size-complex="36pt" style:font-style-complex="normal"/>
    </style:style>
    <style:style style:name="T28" style:family="text">
      <style:text-properties fo:color="#0000ff" style:font-name="Liberation Sans1" fo:font-size="36pt" fo:font-style="normal" fo:font-weight="normal" style:font-name-asian="Liberation Sans2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29" style:family="text">
      <style:text-properties fo:color="#00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30" style:family="text">
      <style:text-properties fo:color="#000099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31" style:family="text">
      <style:text-properties fo:color="#000099" style:font-name="Liberation Sans1" fo:font-size="36pt" fo:font-style="normal" fo:font-weight="normal" style:font-name-asian="Liberation Sans2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32" style:family="text">
      <style:text-properties style:font-name="Liberation Sans1" fo:font-size="48pt" style:font-size-asian="48pt" style:font-name-complex="Liberation Sans1" style:font-size-complex="48pt"/>
    </style:style>
    <style:style style:name="T33" style:family="text">
      <style:text-properties style:font-name="Liberation Sans1" fo:font-size="36pt" style:font-size-asian="36pt" style:font-name-complex="Liberation Sans1" style:font-size-complex="36pt"/>
    </style:style>
    <style:style style:name="T34" style:family="text">
      <style:text-properties fo:color="#000099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5" style:family="text">
      <style:text-properties fo:color="#00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6" style:family="text">
      <style:text-properties fo:color="#0000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7" style:family="text">
      <style:text-properties fo:color="#0000ff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8" style:family="text">
      <style:text-properties fo:color="#0000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fo:color="#0099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0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2" style:family="text">
      <style:text-properties fo:color="#990066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3" style:family="text">
      <style:text-properties fo:color="#990066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4" style:family="text">
      <style:text-properties fo:color="#990066" style:font-name="Liberation Sans1" fo:font-size="20pt" fo:font-style="normal" style:font-size-asian="20pt" style:font-style-asian="normal" style:font-name-complex="Liberation Sans1" style:font-size-complex="20pt" style:font-style-complex="normal"/>
    </style:style>
    <style:style style:name="T45" style:family="text">
      <style:text-properties fo:color="#ff33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6" style:family="text">
      <style:text-properties fo:color="#ff3333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7" style:family="text">
      <style:text-properties fo:color="#ff3333" style:text-position="33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8" style:family="text">
      <style:text-properties fo:color="#00cc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9" style:family="text">
      <style:text-properties fo:color="#990066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0" style:family="text">
      <style:text-properties fo:color="#0000ff" style:font-name="Liberation Sans1" fo:font-size="36pt" style:font-size-asian="36pt" style:font-name-complex="Liberation Sans1" style:font-size-complex="36pt"/>
    </style:style>
    <style:style style:name="T51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2" style:family="text">
      <style:text-properties fo:color="#0000ff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3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54" style:family="text">
      <style:text-properties fo:color="#00cc33" style:font-name="Liberation Sans2" fo:font-size="40pt" style:font-name-asian="Liberation Sans2" style:font-size-asian="40pt" style:font-name-complex="Liberation Sans2" style:font-size-complex="40pt"/>
    </style:style>
    <style:style style:name="T55" style:family="text">
      <style:text-properties fo:color="#00cc33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6" style:family="text">
      <style:text-properties fo:color="#00cc33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7" style:family="text">
      <style:text-properties fo:color="#00cc33" style:text-position="0% 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8" style:family="text">
      <style:text-properties fo:color="#0000ff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9" style:family="text">
      <style:text-properties fo:color="#0000ff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0" style:family="text">
      <style:text-properties fo:color="#00cc33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1" style:family="text">
      <style:text-properties style:use-window-font-color="true" style:text-position="0% 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2" style:family="text">
      <style:text-properties style:use-window-font-color="true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3" style:family="text">
      <style:text-properties style:use-window-font-color="true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4" style:family="text">
      <style:text-properties fo:color="#000099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5" style:family="text">
      <style:text-properties fo:color="#000099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66" style:family="text">
      <style:text-properties fo:color="#000099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7" style:family="text">
      <style:text-properties fo:color="#000099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68" style:family="text">
      <style:text-properties fo:color="#000099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69" style:family="text">
      <style:text-properties fo:color="#000099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70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71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72" style:family="text">
      <style:text-properties fo:font-size="32pt" style:font-size-asian="32pt" style:font-size-complex="32pt"/>
    </style:style>
    <style:style style:name="T73" style:family="text">
      <style:text-properties fo:font-size="32pt" fo:font-weight="normal" style:font-size-asian="32pt" style:font-weight-asian="normal" style:font-size-complex="32pt" style:font-weight-complex="normal"/>
    </style:style>
    <style:style style:name="T74" style:family="text">
      <style:text-properties fo:font-size="32pt" fo:font-weight="bold" style:font-size-asian="32pt" style:font-weight-asian="bold" style:font-size-complex="32pt" style:font-weight-complex="bold"/>
    </style:style>
    <style:style style:name="T75" style:family="text">
      <style:text-properties fo:font-size="30pt" style:font-size-asian="30pt" style:font-size-complex="30pt"/>
    </style:style>
    <style:style style:name="T76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77" style:family="text">
      <style:text-properties fo:color="#0000ff" fo:font-size="36pt" style:font-size-asian="36pt" style:font-size-complex="36pt"/>
    </style:style>
    <style:style style:name="T78" style:family="text">
      <style:text-properties fo:color="#009900" fo:font-size="36pt" style:font-size-asian="36pt" style:font-size-complex="36pt"/>
    </style:style>
    <style:style style:name="T79" style:family="text">
      <style:text-properties fo:color="#990066" fo:font-size="36pt" style:font-size-asian="36pt" style:font-size-complex="36pt"/>
    </style:style>
    <style:style style:name="T80" style:family="text">
      <style:text-properties fo:font-size="36pt" style:font-size-asian="36pt" style:font-size-complex="36pt"/>
    </style:style>
    <style:style style:name="T81" style:family="text">
      <style:text-properties fo:color="#ff0000" fo:font-size="36pt" style:font-size-asian="36pt" style:font-size-complex="36pt"/>
    </style:style>
    <style:style style:name="T82" style:family="text">
      <style:text-properties fo:color="#000099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3" style:family="text">
      <style:text-properties fo:color="#000099" style:font-name="Liberation Sans1" fo:font-size="36pt" style:font-size-asian="36pt" style:font-name-complex="Liberation Sans1" style:font-size-complex="36pt"/>
    </style:style>
    <style:style style:name="T84" style:family="text">
      <style:text-properties fo:color="#000099" style:font-name="Liberation Sans1" fo:font-size="36pt" style:font-name-asian="Liberation Sans2" style:font-size-asian="36pt" style:font-name-complex="Liberation Sans1" style:font-size-complex="36pt"/>
    </style:style>
    <style:style style:name="T85" style:family="text">
      <style:text-properties fo:color="#000099" style:font-name="Liberation Sans1" fo:font-size="22pt" style:font-name-asian="Liberation Sans2" style:font-size-asian="22pt" style:font-name-complex="Liberation Sans1" style:font-size-complex="22pt"/>
    </style:style>
    <style:style style:name="T86" style:family="text">
      <style:text-properties fo:color="#006600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87" style:family="text">
      <style:text-properties fo:color="#006600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88" style:family="text">
      <style:text-properties fo:color="#006600" style:font-name="Liberation Sans1" fo:font-size="36pt" style:font-name-asian="Liberation Sans2" style:font-size-asian="36pt" style:font-name-complex="Liberation Sans1" style:font-size-complex="36pt"/>
    </style:style>
    <style:style style:name="T89" style:family="text">
      <style:text-properties fo:color="#006600" style:font-name="Liberation Sans1" fo:font-size="22pt" style:font-name-asian="Liberation Sans2" style:font-size-asian="22pt" style:font-name-complex="Liberation Sans1" style:font-size-complex="22pt"/>
    </style:style>
    <style:style style:name="T90" style:family="text">
      <style:text-properties fo:color="#77216f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1" style:family="text">
      <style:text-properties fo:color="#77216f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2" style:family="text">
      <style:text-properties fo:color="#77216f" style:font-name="Liberation Sans1" fo:font-size="36pt" style:font-name-asian="Liberation Sans2" style:font-size-asian="36pt" style:font-name-complex="Liberation Sans1" style:font-size-complex="36pt"/>
    </style:style>
    <style:style style:name="T93" style:family="text">
      <style:text-properties fo:color="#77216f" style:font-name="Liberation Sans1" fo:font-size="22pt" style:font-name-asian="Liberation Sans2" style:font-size-asian="22pt" style:font-name-complex="Liberation Sans1" style:font-size-complex="22pt"/>
    </style:style>
    <style:style style:name="T94" style:family="text">
      <style:text-properties fo:color="#ff0000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5" style:family="text">
      <style:text-properties fo:color="#ff0000" style:text-position="-33% 58%" style:font-name="Liberation Sans1" fo:font-size="36pt" fo:font-style="italic" style:font-name-asian="Liberation Sans2" style:font-size-asian="36pt" style:font-style-asian="italic" style:font-name-complex="Liberation Sans1" style:font-size-complex="36pt" style:font-style-complex="italic"/>
    </style:style>
    <style:style style:name="T96" style:family="text">
      <style:text-properties fo:color="#ff0000" style:font-name="Liberation Sans1" fo:font-size="36pt" style:font-name-asian="Liberation Sans2" style:font-size-asian="36pt" style:font-name-complex="Liberation Sans1" style:font-size-complex="36pt"/>
    </style:style>
    <style:style style:name="T97" style:family="text">
      <style:text-properties fo:color="#ff0000" style:font-name="Liberation Sans1" fo:font-size="24pt" style:font-name-asian="Liberation Sans2" style:font-size-asian="24pt" style:font-name-complex="Liberation Sans1" style:font-size-complex="24pt"/>
    </style:style>
    <style:style style:name="T98" style:family="text">
      <style:text-properties fo:color="#ff0000" style:font-name="Liberation Sans1" fo:font-size="22pt" style:font-name-asian="Liberation Sans2" style:font-size-asian="22pt" style:font-name-complex="Liberation Sans1" style:font-size-complex="22pt"/>
    </style:style>
    <style:style style:name="T99" style:family="text">
      <style:text-properties fo:font-size="36pt" fo:font-weight="bold" style:font-size-asian="36pt" style:font-weight-asian="bold" style:font-size-complex="36pt" style:font-weight-complex="bold"/>
    </style:style>
    <style:style style:name="T100" style:family="text">
      <style:text-properties style:font-name="Liberation Sans1" style:font-name-complex="Liberation Sans1"/>
    </style:style>
    <style:style style:name="T101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02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03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04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מודל </text:span><text:span text:style-name="T8">קרדינ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סכום הערכים</text:span></text:p>
          </draw:text-box>
        </draw:frame>
        <draw:frame presentation:style-name="pr4" draw:text-style-name="P13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17">הוכחה</text:span><text:span text:style-name="T18">: תהי </text:span><text:span text:style-name="T18">X</text:span><text:span text:style-name="T18"> השמת-חדרים ללא קנאה.</text:span><text:span text:style-name="T18"><text:line-break/></text:span><text:span text:style-name="T18">תהי </text:span><text:span text:style-name="T18">Y</text:span><text:span text:style-name="T18"> השמה אחרת כלשהי. לפי הגדרת קנאה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הדיירים, </text:span><text:span text:style-name="T19">i</text:span><text:span text:style-name="T18"> בין </text:span><text:span text:style-name="T18">1</text:span><text:span text:style-name="T18"> ל-</text:span><text:span text:style-name="T19">n</text:span><text:span text:style-name="T18">:</text:span></text:p>
            <text:p text:style-name="P1"><text:span text:style-name="T22">∑</text:span><text:span text:style-name="T22">(</text:span><text:span text:style-name="T23">V</text:span><text:span text:style-name="T24">i</text:span><text:span text:style-name="T23">(X</text:span><text:span text:style-name="T24">i</text:span><text:span text:style-name="T23">) – P(X</text:span><text:span text:style-name="T24">i</text:span><text:span text:style-name="T23">)) </text:span><text:span text:style-name="T25">≥</text:span><text:span text:style-name="T23"> ∑(V</text:span><text:span text:style-name="T24">i</text:span><text:span text:style-name="T23">(Y</text:span><text:span text:style-name="T24">i</text:span><text:span text:style-name="T23">) – P(Y</text:span><text:span text:style-name="T24">i</text:span><text:span text:style-name="T23">))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– ∑P(X</text:span><text:span text:style-name="T24">i</text:span><text:span text:style-name="T23">) </text:span><text:span text:style-name="T25">≥</text:span><text:span text:style-name="T23"> ∑V</text:span><text:span text:style-name="T24">i</text:span><text:span text:style-name="T23">(Y</text:span><text:span text:style-name="T24">i</text:span><text:span text:style-name="T23">) – ∑P(Y</text:span><text:span text:style-name="T24">i</text:span><text:span text:style-name="T23">)</text:span></text:p>
            <text:p text:style-name="P10"><text:span text:style-name="T26">בשני הצדדים, סכום המחירים שווה למחיר הדירה.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יקסום סכום הערכי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השמה ללא קנאה, סכום הערכים של הדיירים בחדרים שהם גרים בהם הוא מקסימלי.</text:span></text:p>
            <text:p text:style-name="P10"><text:span text:style-name="T27">מסקנות:</text:span></text:p>
            <text:list text:style-name="L3">
              <text:list-item>
                <text:p text:style-name="P10"><text:span text:style-name="T28">כל השמת-חדרים ללא קנאה היא יעילה פארטו.</text:span></text:p>
              </text:list-item>
              <text:list-item>
                <text:p text:style-name="P10"><text:span text:style-name="T29">כדי למצוא חלוקת שכ"ד ללא קנאה, צריך אלגוריתם ל</text:span><text:span text:style-name="T30">השמה ממקסמת-סכום-ערכים</text:span><text:span text:style-name="T29">.</text:span></text:p>
              </text:list-item>
            </text:list>
            <text:p text:style-name="P10"><text:span text:style-name="T31"/></text:p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32">בעיית ההשמה - האלגוריתם ההונגרי</text:span><text:span text:style-name="T7"><text:line-break/></text:span><text:span text:style-name="T33">(</text:span><text:span text:style-name="T33">Kuhn, Munkres 1957</text:span><text:span text:style-name="T33">) </text:span></text:p>
          </draw:text-box>
        </draw:frame>
        <draw:frame presentation:style-name="pr4" draw:text-style-name="P15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34">הקלט</text:span><text:span text:style-name="T35">: מטריצה </text:span><text:span text:style-name="T36">n</text:span><text:span text:style-name="T35"> על </text:span><text:span text:style-name="T36">n</text:span><text:span text:style-name="T35"> המתארת את הערך </text:span><text:span text:style-name="T35">של כל דייר </text:span><text:span text:style-name="T36">i</text:span><text:span text:style-name="T35"> לחדר </text:span><text:span text:style-name="T36">j</text:span><text:span text:style-name="T35">.</text:span></text:p>
              </text:list-item>
              <text:list-item>
                <text:p text:style-name="P10"><text:span text:style-name="T37">הפלט</text:span><text:span text:style-name="T38">: השמה של דייר לחדר, כך שסכום </text:span><text:span text:style-name="T38">הערכים של הדיירים לחדריהם גדול ביותר.</text:span></text:p>
              </text:list-item>
              <text:list-item>
                <text:p text:style-name="P10"><text:span text:style-name="T39">שימושים נוספים</text:span><text:span text:style-name="T40">: השמת עובדים למשימות </text:span><text:span text:style-name="T40">כך שסכום העלויות של המשימות </text:span><text:span text:style-name="T41">קטן </text:span><text:span text:style-name="T40">ביותר.</text:span></text:p>
              </text:list-item>
              <text:list-item>
                <text:p text:style-name="P10"><text:span text:style-name="T12">האלגוריתם</text:span><text:span text:style-name="T42"> </text:span><text:span text:style-name="T43">(ערך חיובי = עלות שלילית)</text:span><text:span text:style-name="T42">: </text:span><text:span text:style-name="T44"><text:a xlink:href="http://www.math.harvard.edu/archive/20_spring_05/handouts/assignment_overheads.pdf" xlink:type="simple">http://www.math.harvard.edu/archive/20_spring_05/handouts/assignment_overheads.pdf</text:a></text:span></text:p>
              </text:list-item>
              <text:list-item>
                <text:p text:style-name="P10"><text:span text:style-name="T45">סיבוכיות</text:span><text:span text:style-name="T13">: <text:s/></text:span><text:span text:style-name="T46">O(n</text:span><text:span text:style-name="T47">3</text:span><text:span text:style-name="T4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3.603cm" svg:x="0cm" svg:y="0cm" presentation:class="title" presentation:user-transformed="true">
          <draw:text-box>
            <text:p text:style-name="P8"><text:span text:style-name="T32">חלוקת שכר-דירה – קביעת המחירי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השמה ממקסמת-ערכים. צריך לקבוע מחירים כך שההשמה תהיה ללא קנאה. </text:span><text:span text:style-name="T12">איך? </text:span></text:p>
              </text:list-item>
              <text:list-item>
                <text:p text:style-name="P10"><text:span text:style-name="T38">יש הרבה דרכים.</text:span><text:span text:style-name="T11"> </text:span><text:span text:style-name="T48">דרך אחת היא להשתמש בפלט-הביניים של האלגוריתם ההונגרי.</text:span></text:p>
              </text:list-item>
              <text:list-item>
                <text:p text:style-name="P10"><text:span text:style-name="T49">המטריצה המתקבלת זהה למקורית, פרט ל:</text:span></text:p>
                <text:list>
                  <text:list-item>
                    <text:list>
                      <text:list-item>
                        <text:p text:style-name="P10"><text:span text:style-name="T50">תוספת </text:span><text:span text:style-name="T51">x</text:span><text:span text:style-name="T52">j</text:span><text:span text:style-name="T50"> לכל עמודה </text:span><text:span text:style-name="T51">j</text:span><text:span text:style-name="T50"> (המייצגת חדר);</text:span></text:p>
                      </text:list-item>
                      <text:list-item>
                        <text:p text:style-name="P10"><text:span text:style-name="T50">תוספת </text:span><text:span text:style-name="T51">y</text:span><text:span text:style-name="T52">j</text:span><text:span text:style-name="T50"> לכל שורה </text:span><text:span text:style-name="T51">j</text:span><text:span text:style-name="T5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3">כל העלויות </text:span><text:span text:style-name="T54">≥</text:span><text:span text:style-name="T53"> </text:span><text:span text:style-name="T53">0</text:span><text:span text:style-name="T53">, ויש אפסים באלכסון.</text:span></text:p>
              </text:list-item>
              <text:list-item>
                <text:p text:style-name="P10"><text:span text:style-name="T53">מכאן: אם מחיר חדר </text:span><text:span text:style-name="T55">j</text:span><text:span text:style-name="T53"> הוא </text:span><text:span text:style-name="T55">x</text:span><text:span text:style-name="T56">j</text:span><text:span text:style-name="T57"> --</text:span><text:span text:style-name="T53"> ההשמ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3.603cm" svg:x="0cm" svg:y="0cm" presentation:class="title" presentation:user-transformed="true">
          <draw:text-box>
            <text:p text:style-name="P8"><text:span text:style-name="T32">חלוקת שכר-דירה – קביעת המחירי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58">קובעים את המחיר של חדר </text:span><text:span text:style-name="T51">j</text:span><text:span text:style-name="T58"> ל-</text:span><text:span text:style-name="T51">x</text:span><text:span text:style-name="T52">j</text:span><text:span text:style-name="T52">.</text:span></text:p>
              </text:list-item>
              <text:list-item>
                <text:p text:style-name="P10"><text:span text:style-name="T59">משוים את סכום המחירים למחיר הכולל של הדירה.</text:span></text:p>
              </text:list-item>
              <text:list-item>
                <text:p text:style-name="P10"><text:span text:style-name="T59">מחלקים את העודף / גירעון שווה בשווה בין כולם.</text:span></text:p>
              </text:list-item>
              <text:list-item>
                <text:p text:style-name="P10"><text:span text:style-name="T60">קיבלנו חלוקה ללא קנאה!</text:span></text:p>
              </text:list-item>
            </text:list>
            <text:p text:style-name="P10"><text:span text:style-name="T61">מימושים והדגמות</text:span><text:span text:style-name="T62">:</text:span><text:span text:style-name="T61"> </text:span></text:p>
            <text:list text:continue-numbering="true" text:style-name="L2">
              <text:list-item>
                <text:p text:style-name="P10"><text:span text:style-name="T63">גליון אלקטרוני </text:span><text:span text:style-name="T63">rent-division.ods</text:span></text:p>
              </text:list-item>
              <text:list-item>
                <text:p text:style-name="P10"><text:span text:style-name="T64">אתר לקבוצות רכישה <text:s/></text:span><text:span text:style-name="T65"><text:a xlink:href="http://tora.us.fm/fairness/home/" xlink:type="simple">http://tora.us.fm/fairness/home/</text:a></text:span></text:p>
              </text:list-item>
              <text:list-item>
                <text:p text:style-name="P10"><text:span text:style-name="T66">אתר לחלוקת ירושות <text:s/></text:span><text:span text:style-name="T67"><text:s/></text:span><text:span text:style-name="T68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69">אלג. גל-מש-פרוקצ’יה-זיק: <text:s text:c="2"/></text:span><text:span text:style-name="T6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6" draw:layer="layout" svg:width="28.002cm" svg:height="2.54cm" svg:x="0cm" svg:y="0cm" presentation:class="title" presentation:user-transformed="true">
          <draw:text-box>
            <text:p text:style-name="P8"><text:span text:style-name="T32">חלוקת שכר-דירה – בעיית הטרמפיסט</text:span></text:p>
          </draw:text-box>
        </draw:frame>
        <draw:frame presentation:style-name="pr4" draw:text-style-name="P17" draw:layer="layout" svg:width="16.764cm" svg:height="6.096cm" svg:x="10.922cm" svg:y="2.54cm" presentation:class="outline" presentation:user-transformed="true">
          <draw:text-box>
            <text:p text:style-name="P10"><text:span text:style-name="T70">משפט</text:span><text:span text:style-name="T71">: במודל הקרדינלי, ייתכן ש</text:span><text:span text:style-name="T70">בכל </text:span><text:span text:style-name="T71">חלוקה ללא קנאה, אחד הדיירים ישלם מחיר שלילי </text:span><text:span text:style-name="T19">(צריך <text:s text:c="2"/>לשלם לו שיסכים לגור 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72">חדר ב</text:span></text:p>
              </table:table-cell>
              <table:table-cell>
                <text:p text:style-name="P18"><text:span text:style-name="T72">חדר א</text:span></text:p>
              </table:table-cell>
              <table:table-cell/>
            </table:table-row>
            <table:table-row table:style-name="ro2">
              <table:table-cell table:style-name="ce2">
                <text:p text:style-name="P19"><text:span text:style-name="T73">0</text:span></text:p>
              </table:table-cell>
              <table:table-cell table:style-name="ce3">
                <text:p text:style-name="P19"><text:span text:style-name="T74">150</text:span></text:p>
              </table:table-cell>
              <table:table-cell table:style-name="ce4">
                <text:p text:style-name="P18"><text:span text:style-name="T75">דייר א</text:span></text:p>
              </table:table-cell>
            </table:table-row>
            <table:table-row table:style-name="ro3">
              <table:table-cell table:style-name="ce3">
                <text:p text:style-name="P19"><text:span text:style-name="T74">10</text:span></text:p>
              </table:table-cell>
              <table:table-cell table:style-name="ce5">
                <text:p text:style-name="P19"><text:span text:style-name="T72">140</text:span></text:p>
              </table:table-cell>
              <table:table-cell table:style-name="ce4">
                <text:p text:style-name="P18"><text:span text:style-name="T75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1" draw:layer="layout" svg:width="27.178cm" svg:height="13.049cm" svg:x="0.199cm" svg:y="8.209cm">
          <draw:text-box>
            <text:p text:style-name="P10"><text:span text:style-name="T76">הוכחה</text:span><text:span text:style-name="T77">: נניח שיש שני דיירים ושני חדרים, הדירה עולה </text:span><text:span text:style-name="T77">100</text:span><text:span text:style-name="T77"> והערכים הם כמו בטבלה למעלה.</text:span></text:p>
            <text:p text:style-name="P10"><text:span text:style-name="T78">כל חלוקה ללא-קנאה ממקסמת סכום ערכים, לכן יש לתת חדר א לדייר א וחדר ב לדייר ב. <text:s text:c="3"/></text:span></text:p>
            <text:p text:style-name="P10"><text:span text:style-name="T79">כדי ש-ב לא יקנא, המחיר של חדר א חייב להיות גבוה משל ב ב-</text:span><text:span text:style-name="T79">130</text:span><text:span text:style-name="T79"> (לפחות). הסכום הוא </text:span><text:span text:style-name="T79">100</text:span><text:span text:style-name="T79"> ולכן:</text:span></text:p>
            <text:p text:style-name="P20"><text:span text:style-name="T80"><text:s text:c="11"/></text:span><text:span text:style-name="T80">(price_b + 130) + price_b = 100</text:span></text:p>
            <text:p text:style-name="P20"><text:span text:style-name="T80"><text:s text:c="12"/></text:span><text:span text:style-name="T80">price_b = -15</text:span></text:p>
            <text:p text:style-name="P10"><text:span text:style-name="T81">המחיר של חדר ב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6" draw:layer="layout" svg:width="28.002cm" svg:height="2.54cm" svg:x="0cm" svg:y="0cm" presentation:class="title" presentation:user-transformed="true">
          <draw:text-box>
            <text:p text:style-name="P8"><text:span text:style-name="T32">חלוקת שכר-דירה – בעיית הטרמפיסט</text:span></text:p>
          </draw:text-box>
        </draw:frame>
        <draw:frame presentation:style-name="pr4" draw:text-style-name="P22" draw:layer="layout" svg:width="8.128cm" svg:height="17.526cm" svg:x="19.558cm" svg:y="2.54cm" presentation:class="outline" presentation:user-transformed="true">
          <draw:text-box>
            <text:p text:style-name="P10"><text:span text:style-name="T71">אותו משפט נכון גם <text:s/>כשסכום הערכים של כל דייר שווה למחיר הכולל: <text:s/></text:span></text:p>
            <text:p text:style-name="P20"><text:span text:style-name="T69">p</text:span><text:span text:style-name="T82">c</text:span><text:span text:style-name="T83"> </text:span><text:span text:style-name="T84">≥ 35</text:span><text:span text:style-name="T85"> [d envies]</text:span></text:p>
            <text:p text:style-name="P20"><text:span text:style-name="T86">p</text:span><text:span text:style-name="T87">b</text:span><text:span text:style-name="T88"> ≥ 33</text:span><text:span text:style-name="T89"> [d envies]</text:span></text:p>
            <text:p text:style-name="P20"><text:span text:style-name="T90">p</text:span><text:span text:style-name="T91">a</text:span><text:span text:style-name="T92"> ≥ 33</text:span><text:span text:style-name="T93"> [c envies]</text:span></text:p>
            <text:p text:style-name="P20"><text:span text:style-name="T94">p</text:span><text:span text:style-name="T95">d</text:span><text:span text:style-name="T96"> ≤ </text:span><text:span text:style-name="T97">-1/4 </text:span><text:span text:style-name="T98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19"><text:span text:style-name="T80">חדר א</text:span></text:p>
              </table:table-cell>
              <table:table-cell>
                <text:p text:style-name="P19"><text:span text:style-name="T80">חדר ב</text:span></text:p>
              </table:table-cell>
              <table:table-cell>
                <text:p text:style-name="P19"><text:span text:style-name="T80">חדר ג</text:span></text:p>
              </table:table-cell>
              <table:table-cell>
                <text:p text:style-name="P19"><text:span text:style-name="T80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1"><text:span text:style-name="T99">36</text:span></text:p>
              </table:table-cell>
              <table:table-cell>
                <text:p text:style-name="P1"><text:span text:style-name="T80">34</text:span></text:p>
              </table:table-cell>
              <table:table-cell>
                <text:p text:style-name="P1"><text:span text:style-name="T80">30</text:span></text:p>
              </table:table-cell>
              <table:table-cell>
                <text:p text:style-name="P1"><text:span text:style-name="T80">0</text:span></text:p>
              </table:table-cell>
              <table:table-cell table:style-name="ce6">
                <text:p text:style-name="P19"><text:span text:style-name="T80">דייר א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80">31</text:span></text:p>
              </table:table-cell>
              <table:table-cell table:style-name="ce7">
                <text:p text:style-name="P1"><text:span text:style-name="T99">36</text:span></text:p>
              </table:table-cell>
              <table:table-cell>
                <text:p text:style-name="P1"><text:span text:style-name="T80">33</text:span></text:p>
              </table:table-cell>
              <table:table-cell>
                <text:p text:style-name="P1"><text:span text:style-name="T80">0</text:span></text:p>
              </table:table-cell>
              <table:table-cell table:style-name="ce6">
                <text:p text:style-name="P19"><text:span text:style-name="T80">דייר ב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80">34</text:span></text:p>
              </table:table-cell>
              <table:table-cell>
                <text:p text:style-name="P1"><text:span text:style-name="T80">30</text:span></text:p>
              </table:table-cell>
              <table:table-cell table:style-name="ce7">
                <text:p text:style-name="P1"><text:span text:style-name="T99">36</text:span></text:p>
              </table:table-cell>
              <table:table-cell>
                <text:p text:style-name="P1"><text:span text:style-name="T80">0</text:span></text:p>
              </table:table-cell>
              <table:table-cell table:style-name="ce6">
                <text:p text:style-name="P19"><text:span text:style-name="T80">דייר ג</text:span></text:p>
              </table:table-cell>
            </table:table-row>
            <table:table-row table:style-name="ro5" table:default-cell-style-name="ce8">
              <table:table-cell>
                <text:p text:style-name="P1"><text:span text:style-name="T80">32</text:span></text:p>
              </table:table-cell>
              <table:table-cell>
                <text:p text:style-name="P1"><text:span text:style-name="T80">33</text:span></text:p>
              </table:table-cell>
              <table:table-cell>
                <text:p text:style-name="P1"><text:span text:style-name="T80">35</text:span></text:p>
              </table:table-cell>
              <table:table-cell table:style-name="ce7">
                <text:p text:style-name="P1"><text:span text:style-name="T99">0</text:span></text:p>
              </table:table-cell>
              <table:table-cell table:style-name="ce6">
                <text:p text:style-name="P19"><text:span text:style-name="T80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00">חלוקת שכר דירה – הבחירה הקש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19"><text:span text:style-name="T101">דיירים שמקבלים כסף</text:span></text:p>
              </table:table-cell>
              <table:table-cell>
                <text:p text:style-name="P19"><text:span text:style-name="T101">קנאה</text:span></text:p>
              </table:table-cell>
              <table:table-cell>
                <text:p text:style-name="P19"><text:span text:style-name="T101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19"><text:span text:style-name="T102">לא</text:span></text:p>
              </table:table-cell>
              <table:table-cell>
                <text:p text:style-name="P19"><text:span text:style-name="T102">לא</text:span></text:p>
              </table:table-cell>
              <table:table-cell table:style-name="ce12">
                <text:p text:style-name="P19"><text:span text:style-name="T103">כן</text:span></text:p>
              </table:table-cell>
              <table:table-cell table:style-name="ce13">
                <text:p text:style-name="P19"><text:span text:style-name="T104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19"><text:span text:style-name="T103">כן</text:span></text:p>
              </table:table-cell>
              <table:table-cell>
                <text:p text:style-name="P19"><text:span text:style-name="T102">לא</text:span></text:p>
              </table:table-cell>
              <table:table-cell>
                <text:p text:style-name="P19"><text:span text:style-name="T102">לא</text:span></text:p>
              </table:table-cell>
              <table:table-cell table:style-name="ce13">
                <text:p text:style-name="P19"><text:span text:style-name="T104">האלגוריתם ההונגרי ודומיו</text:span></text:p>
              </table:table-cell>
            </table:table-row>
            <table:table-row table:style-name="ro8" table:default-cell-style-name="ce11">
              <table:table-cell>
                <text:p text:style-name="P19"><text:span text:style-name="T102">לא</text:span></text:p>
              </table:table-cell>
              <table:table-cell table:style-name="ce12">
                <text:p text:style-name="P19"><text:span text:style-name="T103">כן</text:span></text:p>
              </table:table-cell>
              <table:table-cell>
                <text:p text:style-name="P19"><text:span text:style-name="T102">לא</text:span></text:p>
              </table:table-cell>
              <table:table-cell table:style-name="ce13">
                <text:p text:style-name="P19"><text:span text:style-name="T104">אלגוריתם הונגרי עם מחיר מינ. </text:span><text:span text:style-name="T104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Liberation Sans2" svg:font-family="'Liberation Sans'" style:font-adornments="Regular" style:font-family-generic="swiss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1-31">31/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7</meta:editing-cycles>
    <dc:date>2019-01-31T19:55:30.260013196</dc:date>
    <meta:editing-duration>P2DT9H21M40S</meta:editing-duration>
    <meta:generator>LibreOffice/5.4.7.2$Linux_X86_64 LibreOffice_project/c838ef25c16710f8838b1faec480ebba495259d0</meta:generator>
    <meta:document-statistic meta:object-count="9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